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_50_0_37__32_-_32_Accent2" style:data-style-name="N0">
      <style:table-cell-properties fo:border-top="none" fo:border-bottom="none" fo:border-left="2pt solid #000000" fo:border-right="2pt solid #000000" fo:background-color="#FBE2D5"/>
    </style:style>
    <style:style style:name="ce3" style:family="table-cell" style:parent-style-name="_50_0_37__32_-_32_Accent2" style:data-style-name="N0">
      <style:table-cell-properties fo:border-top="none" fo:border-bottom="2pt solid #000000" fo:border-left="2pt solid #000000" fo:border-right="2pt solid #000000" fo:background-color="#FBE2D5"/>
    </style:style>
    <style:style style:name="ce4" style:family="table-cell" style:parent-style-name="_54_0_37__32_-_32_Accent2" style:data-style-name="N0">
      <style:table-cell-properties fo:border="2pt solid #000000" style:vertical-align="automatic" fo:background-color="#F1A983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" style:family="table-cell" style:parent-style-name="_50_0_37__32_-_32_Accent2" style:data-style-name="N0">
      <style:table-cell-properties fo:border-top="2pt solid #000000" fo:border-bottom="none" fo:border-left="2pt solid #000000" fo:border-right="2pt solid #000000" fo:background-color="#FBE2D5"/>
    </style:style>
    <style:style style:name="ce6" style:family="table-cell" style:parent-style-name="_50_0_37__32_-_32_Accent2" style:data-style-name="N0">
      <style:table-cell-properties fo:border="2pt solid #000000" fo:background-color="#FBE2D5"/>
    </style:style>
    <style:style style:name="ce7" style:family="table-cell" style:parent-style-name="_50_0_37__32_-_32_Accent2" style:data-style-name="N0">
      <style:table-cell-properties fo:border="2pt solid #000000" fo:background-color="#FBE2D5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2146875cm"/>
    </style:style>
    <style:style style:name="co2" style:family="table-column">
      <style:table-column-properties fo:break-before="auto" style:column-width="12.6073958333333cm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37.1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0.65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4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/>
          <table:table-cell office:value-type="string" table:style-name="ce4">
            <text:p><text:s/>PRODUCT BACKLO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7">
            <text:p>feature 1….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7">
            <text:p>feature 2….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7">
            <text:p>feature 3….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7">
            <text:p>feature 4….</text:p>
          </table:table-cell>
          <table:table-cell table:number-columns-repeated="16382"/>
        </table:table-row>
        <table:table-row table:style-name="ro6">
          <table:table-cell/>
          <table:table-cell table:style-name="ce5"/>
          <table:table-cell table:number-columns-repeated="16382"/>
        </table:table-row>
        <table:table-row table:style-name="ro6">
          <table:table-cell/>
          <table:table-cell table:style-name="ce6"/>
          <table:table-cell table:number-columns-repeated="16382"/>
        </table:table-row>
        <table:table-row table:style-name="ro6">
          <table:table-cell/>
          <table:table-cell table:style-name="ce2"/>
          <table:table-cell table:number-columns-repeated="16382"/>
        </table:table-row>
        <table:table-row table:number-rows-repeated="3" table:style-name="ro6">
          <table:table-cell/>
          <table:table-cell table:style-name="ce6"/>
          <table:table-cell table:number-columns-repeated="16382"/>
        </table:table-row>
        <table:table-row table:style-name="ro6">
          <table:table-cell/>
          <table:table-cell table:style-name="ce5"/>
          <table:table-cell table:number-columns-repeated="16382"/>
        </table:table-row>
        <table:table-row table:number-rows-repeated="10" table:style-name="ro6">
          <table:table-cell/>
          <table:table-cell table:style-name="ce6"/>
          <table:table-cell table:number-columns-repeated="16382"/>
        </table:table-row>
        <table:table-row table:style-name="ro6">
          <table:table-cell/>
          <table:table-cell table:style-name="ce3"/>
          <table:table-cell table:number-columns-repeated="16382"/>
        </table:table-row>
        <table:table-row table:number-rows-repeated="4" table:style-name="ro6">
          <table:table-cell/>
          <table:table-cell table:style-name="ce6"/>
          <table:table-cell table:number-columns-repeated="16382"/>
        </table:table-row>
        <table:table-row table:number-rows-repeated="104854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_50_0_37__32_-_32_Accent2" style:display-name="20% - Accent2" style:family="table-cell" style:data-style-name="N0">
      <style:table-cell-properties fo:background-color="#FBE2D5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A00313685: Michael Doherty</meta:initial-creator>
    <dc:creator>A00313685: Michael Doherty</dc:creator>
    <meta:creation-date>2024-10-05T15:47:16Z</meta:creation-date>
    <dc:date>2024-10-05T15:56:12Z</dc:date>
  </office:meta>
</office:document-meta>
</file>